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04000000040E5229E2180B5FF18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1" style:family="text">
      <style:text-properties officeooo:rsid="00073b1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1.806cm" svg:height="1.806cm" draw:z-index="0"><draw:image xlink:href="Pictures/100002010000004000000040E5229E2180B5FF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18-03-28T11:29:25.536000907</meta:creation-date>
    <dc:date>2019-08-02T12:05:05.062736490</dc:date>
    <dc:creator>Miklos Vajna</dc:creator>
    <meta:editing-duration>PT1M36S</meta:editing-duration>
    <meta:editing-cycles>5</meta:editing-cycles>
    <meta:generator>LibreOfficeDev/6.4.0.0.alpha0$Linux_X86_64 LibreOffice_project/7dbac8276e70a4b546a00870946ad347d74f2971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